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kartaAnnotationsRuntimeHintsTests.jakartaInjectAnnotationHasH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kartaAnnotationsRuntimeHints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kartaAnnotationsRuntimeHintsTests.jakartaQualifierAnnotationHasH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